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81cm"/>
    </style:style>
    <style:style style:name="pr2" style:family="presentation" style:parent-style-name="Default-title">
      <style:graphic-properties fo:min-height="1.89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40pt" style:font-weight-complex="600"/>
    </style:style>
    <style:style style:name="P5" style:family="paragraph">
      <style:paragraph-properties fo:text-align="center"/>
      <style:text-properties fo:color="#0000ff" fo:font-size="40pt" fo:font-weight="bold" style:font-size-asian="32pt" style:font-weight-asian="bold" style:font-size-complex="32pt" style:font-weight-complex="600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0pt" fo:font-weight="bold" style:font-size-asian="48pt" style:font-weight-asian="bold" style:font-size-complex="4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2.95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1.938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3.81cm" svg:x="2.443cm" svg:y="3.302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draw:frame presentation:style-name="pr2" draw:text-style-name="P5" draw:layer="layout" svg:width="15.494cm" svg:height="1.893cm" svg:x="5.588cm" svg:y="8.521cm" presentation:class="title" presentation:user-transformed="true">
          <draw:text-box>
            <text:p text:style-name="P4"><text:span text:style-name="T2">Práctica 2: Djang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2-15T13:50:16.635290206</dc:date>
    <meta:editing-duration>P7DT21H5M34S</meta:editing-duration>
    <meta:editing-cycles>495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